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2001685" calcext:value-type="float">
            <text:p>2022001685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4</text:p>
          </table:table-cell>
          <table:table-cell table:style-name="ce9" office:value-type="float" office:value="2022001686" calcext:value-type="float">
            <text:p>2022001686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5</text:p>
          </table:table-cell>
          <table:table-cell table:style-name="ce9" office:value-type="float" office:value="2022001687" calcext:value-type="float">
            <text:p>2022001687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4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4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4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4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2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5:51:08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7T16:22:12.375000000</dc:date>
    <meta:editing-duration>P1DT12H3M18S</meta:editing-duration>
    <meta:editing-cycles>145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